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M Mono 10" officeooo:rsid="001dbee2" officeooo:paragraph-rsid="001dbe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<text:tab/>Values from my implementation and LAPACK function dgeev seem to output equal numbers. For following matrix</text:p>
      <text:p text:style-name="P1"><text:s text:c="8"/>4,<text:tab/><text:tab/>-30,<text:tab/><text:tab/>60,<text:tab/><text:tab/>-35,</text:p>
      <text:p text:style-name="P1"><text:s text:c="8"/>-30,<text:tab/>300, <text:tab/><text:tab/>-675,<text:tab/><text:tab/>420,</text:p>
      <text:p text:style-name="P1"><text:s text:c="8"/>60,<text:tab/><text:tab/>-675,<text:tab/><text:tab/>1620,<text:tab/><text:tab/>-1050,</text:p>
      <text:p text:style-name="P1"><text:s text:c="8"/>-35,<text:tab/>420,<text:tab/><text:tab/>-1050,<text:tab/>700</text:p>
      <text:p text:style-name="P1">output is</text:p>
      <text:p text:style-name="P1"><text:tab/>jacobi method:</text:p>
      <text:p text:style-name="P1"><text:tab/>0.166643<text:tab/>37.101491<text:tab/>2585.253811<text:tab/>1.478055<text:tab/></text:p>
      <text:p text:style-name="P1"><text:tab/>LAPACK implementation:</text:p>
      <text:p text:style-name="P1"><text:tab/>2585.253811<text:tab/>37.101491<text:tab/>0.166643<text:tab/>1.478055<text:tab/></text:p>
      <text:p text:style-name="P1">from where we see that numbers are identical (though in different order). I also tested a couple of other symmetric matrices but saw no differen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00:39:39.808841035</meta:creation-date>
    <dc:date>2017-02-07T00:44:42.699648862</dc:date>
    <meta:editing-duration>PT5M3S</meta:editing-duration>
    <meta:editing-cycles>1</meta:editing-cycles>
    <meta:document-statistic meta:table-count="0" meta:image-count="0" meta:object-count="0" meta:page-count="1" meta:paragraph-count="11" meta:word-count="72" meta:character-count="506" meta:non-whitespace-character-count="397"/>
    <meta:generator>LibreOffice/5.1.4.2$Linux_X86_64 LibreOffice_project/10m0$Build-2</meta:generator>
  </office:meta>
</office:document-meta>
</file>